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672" calcext:value-type="float">
            <text:p>114.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328" calcext:value-type="float">
            <text:p>113.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9416" calcext:value-type="float">
            <text:p>113.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201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472" calcext:value-type="float">
            <text:p>113.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224" calcext:value-type="float">
            <text:p>113.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201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2015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201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201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201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200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200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200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200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96" calcext:value-type="float">
            <text:p>111.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200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200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624" calcext:value-type="float">
            <text:p>110.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576" calcext:value-type="float">
            <text:p>110.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200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384" calcext:value-type="float">
            <text:p>110.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